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tImageRea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istentImageReader.hasTransfor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tImageReader.processStream( InputStream inputStream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PersistentImageReader.setup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tImageReader.getTransform( double ow , double oh , double nw , double n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ersistentImageReader.setup( SourceResolver resolver , Map objectModel , String src , Parameters p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ersistentImageReade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